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0b0b31" officeooo:paragraph-rsid="000b0b31" style:font-size-asian="12.25pt" style:font-size-complex="14pt"/>
    </style:style>
    <style:style style:name="P2" style:family="paragraph" style:parent-style-name="Standard">
      <style:text-properties fo:font-size="14pt" style:text-underline-style="solid" style:text-underline-width="auto" style:text-underline-color="font-color" officeooo:rsid="000b0b31" officeooo:paragraph-rsid="000b0b31" style:font-size-asian="12.25pt" style:font-size-complex="14pt"/>
    </style:style>
    <style:style style:name="P3" style:family="paragraph" style:parent-style-name="Standard">
      <style:text-properties fo:font-size="14pt" style:text-underline-style="solid" style:text-underline-width="auto" style:text-underline-color="font-color" fo:font-weight="bold" officeooo:rsid="000b0b31" officeooo:paragraph-rsid="000b0b31" style:font-size-asian="12.25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bold" officeooo:rsid="000c0182" officeooo:paragraph-rsid="000c0182" style:font-size-asian="12.25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0c719d" officeooo:paragraph-rsid="000c719d" style:font-size-asian="12.25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normal" officeooo:rsid="000b0b31" officeooo:paragraph-rsid="000b0b31" style:font-size-asian="12.25pt" style:font-weight-asian="normal" style:font-size-complex="14pt" style:font-weight-complex="normal"/>
    </style:style>
    <style:style style:name="P7" style:family="paragraph" style:parent-style-name="Standard">
      <style:text-properties fo:font-size="14pt" style:text-underline-style="solid" style:text-underline-width="auto" style:text-underline-color="font-color" fo:font-weight="normal" officeooo:rsid="000c0182" officeooo:paragraph-rsid="000c0182" style:font-size-asian="12.25pt" style:font-weight-asian="normal" style:font-size-complex="14pt" style:font-weight-complex="normal"/>
    </style:style>
    <style:style style:name="P8" style:family="paragraph" style:parent-style-name="Standard">
      <style:text-properties fo:font-size="14pt" style:text-underline-style="solid" style:text-underline-width="auto" style:text-underline-color="font-color" fo:font-weight="normal" officeooo:rsid="000c719d" officeooo:paragraph-rsid="000c719d" style:font-size-asian="12.25pt" style:font-weight-asian="normal" style:font-size-complex="14pt" style:font-weight-complex="normal"/>
    </style:style>
    <style:style style:name="P9" style:family="paragraph" style:parent-style-name="Standard">
      <style:text-properties fo:font-size="14pt" style:text-underline-style="none" fo:font-weight="bold" officeooo:rsid="000b0b31" officeooo:paragraph-rsid="000b0b31" style:font-size-asian="12.25pt" style:font-weight-asian="bold" style:font-size-complex="14pt" style:font-weight-complex="bold"/>
    </style:style>
    <style:style style:name="P10" style:family="paragraph" style:parent-style-name="Standard">
      <style:text-properties fo:font-size="14pt" style:text-underline-style="none" fo:font-weight="bold" officeooo:rsid="000c719d" officeooo:paragraph-rsid="000c719d" style:font-size-asian="12.25pt" style:font-weight-asian="bold" style:font-size-complex="14pt" style:font-weight-complex="bold"/>
    </style:style>
    <style:style style:name="P11" style:family="paragraph" style:parent-style-name="Standard">
      <style:text-properties fo:font-size="14pt" style:text-underline-style="none" fo:font-weight="bold" officeooo:rsid="000e0d1e" officeooo:paragraph-rsid="000e0d1e" style:font-size-asian="12.25pt" style:font-weight-asian="bold" style:font-size-complex="14pt" style:font-weight-complex="bold"/>
    </style:style>
    <style:style style:name="P12" style:family="paragraph" style:parent-style-name="Standard">
      <style:text-properties fo:font-size="14pt" style:text-underline-style="none" fo:font-weight="bold" officeooo:rsid="000e0d1e" officeooo:paragraph-rsid="000fde90" style:font-size-asian="12.25pt" style:font-weight-asian="bold" style:font-size-complex="14pt" style:font-weight-complex="bold"/>
    </style:style>
    <style:style style:name="P13" style:family="paragraph" style:parent-style-name="Standard">
      <style:text-properties fo:font-size="14pt" style:text-underline-style="none" officeooo:rsid="000b0b31" officeooo:paragraph-rsid="000b0b31" style:font-size-asian="12.25pt" style:font-size-complex="14pt"/>
    </style:style>
    <style:style style:name="P14" style:family="paragraph" style:parent-style-name="Standard">
      <style:text-properties fo:font-size="14pt" style:text-underline-style="none" fo:font-weight="normal" officeooo:rsid="000b0b31" officeooo:paragraph-rsid="000b0b31" style:font-size-asian="12.25pt" style:font-weight-asian="normal" style:font-size-complex="14pt" style:font-weight-complex="normal"/>
    </style:style>
    <style:style style:name="P15" style:family="paragraph" style:parent-style-name="Standard">
      <style:text-properties fo:font-size="14pt" style:text-underline-style="none" fo:font-weight="normal" officeooo:rsid="000c719d" officeooo:paragraph-rsid="000c719d" style:font-size-asian="12.25pt" style:font-weight-asian="normal" style:font-size-complex="14pt" style:font-weight-complex="normal"/>
    </style:style>
    <style:style style:name="P16" style:family="paragraph" style:parent-style-name="Text_20_body">
      <style:text-properties fo:font-size="14pt" style:text-underline-style="none" fo:font-weight="bold" officeooo:rsid="000e0d1e" officeooo:paragraph-rsid="000fde90" style:font-size-asian="12.25pt" style:font-weight-asian="bold" style:font-size-complex="14pt" style:font-weight-complex="bold"/>
    </style:style>
    <style:style style:name="P17" style:family="paragraph" style:parent-style-name="Text_20_body">
      <style:paragraph-properties fo:margin-top="0cm" fo:margin-bottom="0cm" loext:contextual-spacing="false"/>
    </style:style>
    <style:style style:name="P18" style:family="paragraph" style:parent-style-name="Standard">
      <style:text-properties fo:font-size="14pt" style:text-underline-style="none" fo:font-weight="normal" officeooo:rsid="000b0b31" officeooo:paragraph-rsid="000b0b31" style:font-size-asian="12.25pt" style:font-weight-asian="normal" style:font-size-complex="14pt" style:font-weight-complex="normal"/>
    </style:style>
    <style:style style:name="P19" style:family="paragraph" style:parent-style-name="Standard">
      <style:text-properties fo:font-size="14pt" style:text-underline-style="none" fo:font-weight="normal" officeooo:rsid="000c0182" officeooo:paragraph-rsid="000c0182" style:font-size-asian="12.25pt" style:font-weight-asian="normal" style:font-size-complex="14pt" style:font-weight-complex="normal"/>
    </style:style>
    <style:style style:name="P20" style:family="paragraph" style:parent-style-name="Standard">
      <style:text-properties fo:font-size="14pt" style:text-underline-style="none" fo:font-weight="bold" officeooo:rsid="000c0182" officeooo:paragraph-rsid="000c0182" style:font-size-asian="12.25pt" style:font-weight-asian="bold" style:font-size-complex="14pt" style:font-weight-complex="bold"/>
    </style:style>
    <style:style style:name="P21" style:family="paragraph" style:parent-style-name="Standard">
      <style:text-properties fo:font-size="14pt" style:text-underline-style="none" fo:font-weight="bold" officeooo:rsid="000fde90" officeooo:paragraph-rsid="000fde90" style:font-size-asian="12.25pt" style:font-weight-asian="bold" style:font-size-complex="14pt" style:font-weight-complex="bold"/>
    </style:style>
    <style:style style:name="P22" style:family="paragraph" style:parent-style-name="Standard">
      <style:text-properties fo:font-size="14pt" style:text-underline-style="none" fo:font-weight="bold" officeooo:rsid="000e0d1e" officeooo:paragraph-rsid="000c719d" style:font-size-asian="12.25pt" style:font-weight-asian="bold" style:font-size-complex="14pt" style:font-weight-complex="bold"/>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officeooo:rsid="001298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P4 <text:s/>par rapport à TP2</text:p>
      <text:p text:style-name="P1"/>
      <text:p text:style-name="P4">OneToMany</text:p>
      <text:p text:style-name="P4"/>
      <text:p text:style-name="P2">Adresse.java</text:p>
      <text:p text:style-name="P9">@Entity</text:p>
      <text:p text:style-name="P13">public class Adresse {</text:p>
      <text:p text:style-name="P13"/>
      <text:p text:style-name="P9">@Id</text:p>
      <text:p text:style-name="P9">@GeneratedValue(strategy=GenerationType.AUTO)</text:p>
      <text:p text:style-name="P13"><text:tab/>int id;</text:p>
      <text:p text:style-name="P13"><text:tab/>String rue;</text:p>
      <text:p text:style-name="P13"><text:tab/>String ville;</text:p>
      <text:p text:style-name="P13"/>
      <text:p text:style-name="P9">@ManyToOne</text:p>
      <text:p text:style-name="P9"><text:tab/>Personne proprietaire;</text:p>
      <text:p text:style-name="P9"/>
      <text:p text:style-name="P9">public Personne getProprietaire() {</text:p>
      <text:p text:style-name="P9"><text:tab/><text:tab/>return proprietaire;</text:p>
      <text:p text:style-name="P9">}</text:p>
      <text:p text:style-name="P9">public void setProprietaire(Personne proprietaire) {</text:p>
      <text:p text:style-name="P9"><text:tab/><text:tab/>this.proprietaire = proprietaire;</text:p>
      <text:p text:style-name="P9">}</text:p>
      <text:p text:style-name="P9"/>
      <text:p text:style-name="P6">Personne.java</text:p>
      <text:p text:style-name="P6"/>
      <text:p text:style-name="P9">@Id</text:p>
      <text:p text:style-name="P9">@GeneratedValue(strategy=GenerationType.AUTO)</text:p>
      <text:p text:style-name="P14"><text:tab/>int id;</text:p>
      <text:p text:style-name="P14"/>
      <text:p text:style-name="P9">@OneToMany(mappedBy="proprietaire", fetch = FetchType.EAGER)</text:p>
      <text:p text:style-name="P14"><text:tab/>Collection&lt;Adresse&gt; adresses;</text:p>
      <text:p text:style-name="P14"/>
      <text:p text:style-name="P6">Personne.java <text:span text:style-name="T1"><text:s/>ne change pas.</text:span></text:p>
      <text:p text:style-name="P14"/>
      <text:p text:style-name="P7">Facade.java</text:p>
      <text:p text:style-name="P19"/>
      <text:p text:style-name="P20">@PersistenceContext</text:p>
      <text:p text:style-name="P20"><text:tab/>EntityManager em;</text:p>
      <text:p text:style-name="P19"/>
      <text:p text:style-name="P19">Dans ajoutPersonne</text:p>
      <text:p text:style-name="P7"><text:span text:style-name="T2">em.persist(p); </text:span><text:span text:style-name="T1">à la place de personnes.put(p.getId(), p);</text:span></text:p>
      <text:p text:style-name="P19">pareil pour a</text:p>
      <text:p text:style-name="P19"/>
      <text:p text:style-name="P19">Dans listePersonnes et listeAdresses</text:p>
      <text:p text:style-name="P7"><text:soft-page-break/><text:span text:style-name="T2">return em.createQuery("from Personne", Personne.class).getResultList();</text:span><text:span text:style-name="T1"><text:tab/></text:span></text:p>
      <text:p text:style-name="P19"/>
      <text:p text:style-name="P19">return em.createQuery("from Adresse", Adresse.class).getResultList();</text:p>
      <text:p text:style-name="P19"/>
      <text:p text:style-name="P7">Dans associer</text:p>
      <text:p text:style-name="P19">Personne p = em.find(Personne.class, personneId);</text:p>
      <text:p text:style-name="P19">Adresse a = em.find(Adresse.class, adresseId);</text:p>
      <text:p text:style-name="P19">a.setProprietaire(p);<text:tab/></text:p>
      <text:p text:style-name="P19"/>
      <text:p text:style-name="P22"/>
      <text:p text:style-name="P11"/>
      <text:p text:style-name="P21">Persistence :</text:p>
      <text:p text:style-name="P12">dans le fichier persistence.xml, il y a un "create-drop" ... ce qui veut dire recr<text:span text:style-name="T3">é</text:span>er la base de données au redémarrage de Jboss. Il faut le remplacer par un "update"</text:p>
      <text:p text:style-name="P12"/>
      <text:p text:style-name="P16">dans EAP-7.0.0/standalone/configuration/configuration.xml</text:p>
      <text:p text:style-name="Text_20_body">la configuration de Jboss indique quelle base de données à utiliser.</text:p>
      <text:p text:style-name="Text_20_body">En interne, il gère une base de données H2, mais il peut la gérer soit en mémoire, soit dans un fichier. Celle en mémoire n'est pas persistente (on perd les données au redémarrage de Jboss), celle dans un fichier est persistente.</text:p>
      <text:p text:style-name="Text_20_body">Dans le fichier de config de Jboss, il y a :  </text:p>
      <text:p text:style-name="Text_20_body">&lt;connection-url&gt;jdbc:h2:mem:test;DB_CLOSE_DELAY=-1;DB_CLOSE_ON_EXIT=FALSE&lt;/connection-url&gt;</text:p>
      <text:p text:style-name="Text_20_body">donc il utilise la BD en mémoire. </text:p>
      <text:p text:style-name="Text_20_body">voir <text:bookmark text:name="OBJ_PREFIX_DWT397_com_zimbra_url"/><text:bookmark text:name="OBJ_PREFIX_DWT408_com_zimbra_url"/><text:a xlink:type="simple" xlink:href="http://www.mastertheboss.com/jboss-server/jboss-datasource/h2-database-tutorial" office:target-frame-name="_blank" xlink:show="new" text:style-name="Internet_20_link" text:visited-style-name="Visited_20_Internet_20_Link">http://www.mastertheboss.com/jboss-server/jboss-datasource/h2-database-tutorial</text:a></text:p>
      <text:p text:style-name="Text_20_body">en mettant <text:span text:style-name="Source_20_Text">jdbc:h2:~/test</text:span></text:p>
      <text:p text:style-name="P17">ca mettra la BD dans votre HOME dans un répertoire test</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3T10:08:24.257445491</meta:creation-date>
    <dc:date>2024-03-21T10:53:22.107005417</dc:date>
    <meta:editing-duration>PT2H49M12S</meta:editing-duration>
    <meta:editing-cycles>4</meta:editing-cycles>
    <meta:generator>LibreOffice/6.4.7.2$Linux_X86_64 LibreOffice_project/40$Build-2</meta:generator>
    <meta:document-statistic meta:table-count="0" meta:image-count="0" meta:object-count="0" meta:page-count="2" meta:paragraph-count="49" meta:word-count="216" meta:character-count="1831" meta:non-whitespace-character-count="1646"/>
  </office:meta>
</office:document-meta>
</file>